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3" style:family="paragraph" style:parent-style-name="Standard">
      <style:text-properties fo:font-weight="bold" officeooo:rsid="0010b176" officeooo:paragraph-rsid="0010b176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0b176" officeooo:paragraph-rsid="0010b17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stomer requirements:</text:p>
      <text:p text:style-name="P1">Teams can be made up of a variable number of players, such as 1vs1, 2vs2 but also 1vs2 or 3vs3.</text:p>
      <text:p text:style-name="P1">The interface should be easy to use.</text:p>
      <text:p text:style-name="P1">There should be a ranking overview. A game won is worth 2 points, a draw worth 1 point and a lost game is worth 0 points.</text:p>
      <text:p text:style-name="P1">A team with 10 points in 3 matches is ranked lower than a person with 10 points in 9 matches.</text:p>
      <text:p text:style-name="P1">It should be possible to give a team a special name.</text:p>
      <text:p text:style-name="P1">Ranking should happen at team level.</text:p>
      <text:p text:style-name="P1">Example: When there are three matches played as follows:</text:p>
      <text:p text:style-name="P1">Ying vs. Ceesjan: 10-8</text:p>
      <text:p text:style-name="P1">Ceesjan vs. Ying+John: 10-6</text:p>
      <text:p text:style-name="P1">John vs. Ying: 4-4</text:p>
      <text:p text:style-name="P1">The ranking will look like this:</text:p>
      <text:p text:style-name="P1">Ying: 3 points in 2 matches</text:p>
      <text:p text:style-name="P1">Ceesjan: 2 points in 2 matches</text:p>
      <text:p text:style-name="P1">John: 1 point in 1 match</text:p>
      <text:p text:style-name="P1">Ying+John: 0 points in 1 match</text:p>
      <text:p text:style-name="P1">The ranking should be made visual, fe. with a bar graph</text:p>
      <text:p text:style-name="P1">There should be an option for a game match maker: You select a number of people and the game will suggest teams with about the same strength (edge case: what kind of strength does a team with 0 games have?)</text:p>
      <text:p text:style-name="P1">Each team should have a summary page with some statistics such as games played, total points scored, total close victories</text:p>
      <text:p text:style-name="P1">There should be a week overview page, with statistics about the games played in the last week</text:p>
      <text:p text:style-name="Standard"/>
      <text:p text:style-name="P3">Requirements</text:p>
      <text:p text:style-name="P3"><text:span text:style-name="T1"/></text:p>
      <text:list xml:id="list442931966" text:style-name="L1">
        <text:list-item>
          <text:p text:style-name="P4">The system shall register a player</text:p>
        </text:list-item>
        <text:list-item>
          <text:p text:style-name="P4">the system shall register a team</text:p>
        </text:list-item>
        <text:list-item>
          <text:p text:style-name="P4">the system shall register a match between two teams</text:p>
        </text:list-item>
        <text:list-item>
          <text:p text:style-name="P4">the system shall register marks of the match </text:p>
        </text:list-item>
        <text:list-item>
          <text:p text:style-name="P4">the system shall calculate the rank of the team </text:p>
        </text:list-item>
        <text:list-item>
          <text:p text:style-name="P4">the player rank is calculated from the team </text:p>
        </text:list-item>
        <text:list-item>
          <text:p text:style-name="P4">create a visual bar chart for the ranking of teams</text:p>
        </text:list-item>
        <text:list-item>
          <text:p text:style-name="P4">create a match maker where player are selected and teams are proposed with the same strength</text:p>
        </text:list-item>
        <text:list-item>
          <text:p text:style-name="P4">each team have a summary page (statistics of game played, total point scored, total close victories.</text:p>
        </text:list-item>
        <text:list-item>
          <text:p text:style-name="P4">Week overview page shows game played in the last week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6:04:24.993566032</meta:creation-date>
    <dc:date>2021-06-20T10:40:10.401442479</dc:date>
    <meta:editing-duration>PT12H36M1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1" meta:word-count="340" meta:character-count="1780" meta:non-whitespace-character-count="1478"/>
  </office:meta>
</office:document-meta>
</file>